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666in" fo:margin-left="0.75in">
        <style:tab-stops/>
      </style:paragraph-properties>
    </style:style>
    <style:style style:name="T2" style:parent-style-name="Emphaseintense" style:family="text">
      <style:text-properties fo:font-size="14pt" style:font-size-asian="14pt"/>
    </style:style>
    <style:style style:name="P3" style:parent-style-name="Normal" style:family="paragraph">
      <style:text-properties fo:font-size="13pt" style:font-size-asian="13pt" style:font-size-complex="13pt"/>
    </style:style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P37" style:parent-style-name="Normal" style:family="paragraph"/>
    <style:style style:name="P38" style:parent-style-name="Normal" style:family="paragraph"/>
    <style:style style:name="P39" style:parent-style-name="Normal" style:family="paragraph"/>
    <style:style style:name="P40" style:parent-style-name="Normal" style:family="paragraph"/>
    <style:style style:name="T41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T42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P43" style:parent-style-name="Normal" style:family="paragraph"/>
    <style:style style:name="P44" style:parent-style-name="Normal" style:family="paragraph"/>
    <style:style style:name="P45" style:parent-style-name="Normal" style:family="paragraph"/>
  </office:automatic-styles>
  <office:body>
    <office:text text:use-soft-page-breaks="true">
      <text:p text:style-name="P1"><text:span text:style-name="T2">Pense-bête</text:span></text:p>
      <text:list text:style-name="WWNum3">
        <text:list-item>
          <text:p text:style-name="P3">Un seul et même site internet avec 2 modules :</text:p>
          <text:list text:continue-numbering="true">
            <text:list-item>
              <text:p text:style-name="P4">Module de gestion des expositions</text:p>
              <text:list text:continue-numbering="true">
                <text:list-item>
                  <text:p text:style-name="P5">Authentification mot de passe / identifiants et rôle</text:p>
                </text:list-item>
                <text:list-item>
                  <text:p text:style-name="P6">Gestion des expositions : calendrier /<text:s/>planning des expositions</text:p>
                </text:list-item>
                <text:list-item>
                  <text:p text:style-name="P7">Gestion des œuvres présentées ainsi que des expositions</text:p>
                  <text:list text:continue-numbering="true">
                    <text:list-item>
                      <text:p text:style-name="P8">Ajout, modification, Suppression, liste d'œuvres</text:p>
                    </text:list-item>
                    <text:list-item>
                      <text:p text:style-name="P9">Ajout, modification, Suppression, liste d'exposition</text:p>
                    </text:list-item>
                    <text:list-item>
                      <text:p text:style-name="P10">Ajout, modification, Suppression, liste d'utilisateur</text:p>
                    </text:list-item>
                  </text:list>
                </text:list-item>
                <text:list-item>
                  <text:p text:style-name="P11">Permettre la visualisation des œuvres au cours d'une exposition sur un plan des bâtiments (superposition d'image + bouton)</text:p>
                </text:list-item>
                <text:list-item>
                  <text:p text:style-name="P12">Edition papier de la liste des œuvres d'une exposition avec identification visuelle (image)</text:p>
                </text:list-item>
                <text:list-item>
                  <text:p text:style-name="P13">Gestion des flash-codes :</text:p>
                  <text:list text:continue-numbering="true">
                    <text:list-item>
                      <text:p text:style-name="P14">Création et impression</text:p>
                    </text:list-item>
                  </text:list>
                </text:list-item>
              </text:list>
            </text:list-item>
            <text:list-item>
              <text:p text:style-name="P15">Module de gestion du contenu</text:p>
              <text:list text:continue-numbering="true">
                <text:list-item>
                  <text:p text:style-name="P16">Statistiques sur les expositions (facultatives)</text:p>
                </text:list-item>
                <text:list-item>
                  <text:p text:style-name="P17">Les informations générales de l’exposition doivent être accessibles (horaires, thèmes, descriptif de l’auteur)</text:p>
                </text:list-item>
                <text:list-item>
                  <text:p text:style-name="P18">Possibilité de flasher un code pour accéder à du contenu « riche » et multi-langue</text:p>
                </text:list-item>
                <text:list-item>
                  <text:p text:style-name="P19">Intégration des paramétrages dans le module de gestion principal</text:p>
                </text:list-item>
              </text:list>
            </text:list-item>
          </text:list>
        </text:list-item>
        <text:list-item>
          <text:p text:style-name="P20">Documents à faire</text:p>
          <text:list text:continue-numbering="true">
            <text:list-item>
              <text:p text:style-name="P21">Cahier des charges</text:p>
            </text:list-item>
            <text:list-item>
              <text:p text:style-name="P22">Diagrammes :</text:p>
              <text:list text:continue-numbering="true">
                <text:list-item>
                  <text:p text:style-name="P23">MCD</text:p>
                </text:list-item>
                <text:list-item>
                  <text:p text:style-name="P24">diagramme de séquence</text:p>
                </text:list-item>
                <text:list-item>
                  <text:p text:style-name="P25">user case</text:p>
                </text:list-item>
                <text:list-item>
                  <text:p text:style-name="P26">Maquette</text:p>
                </text:list-item>
              </text:list>
            </text:list-item>
            <text:list-item>
              <text:p text:style-name="P27">Documentations technique :</text:p>
              <text:list text:continue-numbering="true">
                <text:list-item>
                  <text:p text:style-name="P28">guide d'utilisation</text:p>
                </text:list-item>
                <text:list-item>
                  <text:p text:style-name="P29">guide d'installation</text:p>
                </text:list-item>
              </text:list>
            </text:list-item>
            <text:list-item>
              <text:p text:style-name="P30">Tableau (planning) pour<text:s/>répartir les tâches</text:p>
            </text:list-item>
            <text:list-item>
              <text:p text:style-name="P31">Schéma d'organisation du code</text:p>
            </text:list-item>
            <text:list-item>
              <text:p text:style-name="P32">Schéma de l'ergonomie générale</text:p>
            </text:list-item>
          </text:list>
        </text:list-item>
        <text:list-item>
          <text:p text:style-name="P33">Recherche sur :</text:p>
          <text:list text:continue-numbering="true">
            <text:list-item>
              <text:p text:style-name="P34">l'utilisation de cake 3,0</text:p>
            </text:list-item>
            <text:list-item>
              <text:p text:style-name="P35">l'utilisation des plugins :</text:p>
              <text:list text:continue-numbering="true">
                <text:list-item>
                  <text:p text:style-name="P36">Friends of Cake : Authentification</text:p>
                </text:list-item>
                <text:list-item>
                  <text:p text:style-name="P37">Auto gérance de flash code</text:p>
                </text:list-item>
                <text:list-item>
                  <text:p text:style-name="P38">Traduction</text:p>
                </text:list-item>
                <text:list-item>
                  <text:p text:style-name="P39">Création de PDF</text:p>
                </text:list-item>
              </text:list>
            </text:list-item>
            <text:list-item>
              <text:p text:style-name="P40"><text:span text:style-name="T41">Utilisation des<text:s/></text:span><text:span text:style-name="T42">statistiques</text:span></text:p>
            </text:list-item>
            <text:list-item>
              <text:p text:style-name="P43"><text:a xlink:href="https://travis-ci.org/" office:target-frame-name="_top" xlink:show="replace"><text:span text:style-name="Lienhypertexte">https://travis-ci.org/</text:span></text:a><text:s text:c="2"/>Outil de déploiement en lien avec Git à voir</text:p>
            </text:list-item>
            <text:list-item>
              <text:p text:style-name="P44"><text:a xlink:href="https://jenkins-ci.org/" office:target-frame-name="_top" xlink:show="replace"><text:span text:style-name="Lienhypertexte">https://jenkins-ci.org/</text:span></text:a><text:s/>Outil de déploiement à voir</text:p>
            </text:list-item>
            <text:list-item>
              <text:p text:style-name="P45"><text:a xlink:href="http://poedit.net/" office:target-frame-name="_top" xlink:show="replace"><text:span text:style-name="Lienhypertexte">http://poedit.net/</text:span></text:a><text:s/>Editeur pour les traductions dans CakePHP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widows="2" fo:orphans="2" fo:margin-bottom="0in"/>
      <style:text-properties style:font-name="Arial" style:font-name-asian="Arial" fo:color="#000000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LVL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LVL3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LVL4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LVL5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LVL6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LVL7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LVL8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LVL9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LVL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2LVL3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2LVL4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LVL5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2LVL6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2LVL7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LVL8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2LVL9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k Courtois</meta:initial-creator>
    <dc:creator>fcourtois</dc:creator>
    <meta:creation-date>2016-01-11T21:55:00Z</meta:creation-date>
    <dc:date>2016-01-14T17:03:00Z</dc:date>
    <meta:template xlink:href="Normal" xlink:type="simple"/>
    <meta:editing-cycles>3</meta:editing-cycles>
    <meta:editing-duration>PT12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3" meta:character-count="1772" meta:row-count="12" meta:non-whitespace-character-count="1502"/>
  </office:meta>
</office:document-meta>
</file>